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>
            <text:p>Sequentiell</text:p>
          </table:table-cell>
          <table:table-cell office:value-type="float" office:value="1812">
            <text:p>1812</text:p>
          </table:table-cell>
          <table:table-cell table:number-columns-repeated="5"/>
          <table:table-cell>
            <draw:frame table:end-cell-address="Tabelle1.K17" table:end-x="1.406cm" table:end-y="0.19cm" draw:z-index="1" draw:style-name="gr1" svg:width="7.999cm" svg:height="6.999cm" svg:x="0.182cm" svg:y="0.388cm">
              <draw:object draw:notify-on-update-of-ranges="Tabelle1.A3:Tabelle1.A17 Tabelle1.B2:Tabelle1.B2 Tabelle1.B3:Tabelle1.B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#Threads</text:p>
          </table:table-cell>
          <table:table-cell office:value-type="string">
            <text:p>Laufzeit (learn)</text:p>
          </table:table-cell>
          <table:table-cell table:style-name="ce2" office:value-type="string">
            <text:p>SpeedUp</text:p>
          </table:table-cell>
          <table:table-cell>
            <draw:frame table:end-cell-address="Tabelle1.G17" table:end-x="2.096cm" table:end-y="0.326cm" draw:z-index="0" draw:style-name="gr1" svg:width="7.999cm" svg:height="6.999cm" svg:x="0.871cm" svg:y="0.075cm">
              <draw:object draw:notify-on-update-of-ranges="Tabelle1.A3:Tabelle1.A3 Tabelle1.A4:Tabelle1.A17 Tabelle1.C2:Tabelle1.C2 Tabelle1.C3:Tabelle1.C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73">
            <text:p>1473</text:p>
          </table:table-cell>
          <table:table-cell table:formula="of:=[.$B$1]/[.B3]" office:value-type="float" office:value="1.23014256619145">
            <text:p>1,230142566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2">
            <text:p>952</text:p>
          </table:table-cell>
          <table:table-cell table:formula="of:=[.$B$1]/[.B4]" office:value-type="float" office:value="1.90336134453782">
            <text:p>1,903361344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81">
            <text:p>681</text:p>
          </table:table-cell>
          <table:table-cell table:formula="of:=[.$B$1]/[.B5]" office:value-type="float" office:value="2.66079295154185">
            <text:p>2,660792951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1">
            <text:p>491</text:p>
          </table:table-cell>
          <table:table-cell table:formula="of:=[.$B$1]/[.B6]" office:value-type="float" office:value="3.69042769857434">
            <text:p>3,6904276986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7">
            <text:p>407</text:p>
          </table:table-cell>
          <table:table-cell table:formula="of:=[.$B$1]/[.B7]" office:value-type="float" office:value="4.45208845208845">
            <text:p>4,452088452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1">
            <text:p>571</text:p>
          </table:table-cell>
          <table:table-cell table:formula="of:=[.$B$1]/[.B8]" office:value-type="float" office:value="3.17338003502627">
            <text:p>3,17338003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0">
            <text:p>590</text:p>
          </table:table-cell>
          <table:table-cell table:formula="of:=[.$B$1]/[.B9]" office:value-type="float" office:value="3.07118644067797">
            <text:p>3,0711864407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5">
            <text:p>585</text:p>
          </table:table-cell>
          <table:table-cell table:formula="of:=[.$B$1]/[.B10]" office:value-type="float" office:value="3.0974358974359">
            <text:p>3,0974358974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0">
            <text:p>570</text:p>
          </table:table-cell>
          <table:table-cell table:formula="of:=[.$B$1]/[.B11]" office:value-type="float" office:value="3.17894736842105">
            <text:p>3,1789473684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1">
            <text:p>611</text:p>
          </table:table-cell>
          <table:table-cell table:formula="of:=[.$B$1]/[.B12]" office:value-type="float" office:value="2.96563011456628">
            <text:p>2,9656301146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1">
            <text:p>591</text:p>
          </table:table-cell>
          <table:table-cell table:formula="of:=[.$B$1]/[.B13]" office:value-type="float" office:value="3.06598984771574">
            <text:p>3,0659898477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14">
            <text:p>614</text:p>
          </table:table-cell>
          <table:table-cell table:formula="of:=[.$B$1]/[.B14]" office:value-type="float" office:value="2.95114006514658">
            <text:p>2,9511400651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5">
            <text:p>625</text:p>
          </table:table-cell>
          <table:table-cell table:formula="of:=[.$B$1]/[.B15]" office:value-type="float" office:value="2.8992">
            <text:p>2,899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53">
            <text:p>653</text:p>
          </table:table-cell>
          <table:table-cell table:formula="of:=[.$B$1]/[.B16]" office:value-type="float" office:value="2.77488514548239">
            <text:p>2,7748851455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5">
            <text:p>665</text:p>
          </table:table-cell>
          <table:table-cell table:formula="of:=[.$B$1]/[.B17]" office:value-type="float" office:value="2.72481203007519">
            <text:p>2,724812030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Zeitmessung von Changeset 432969559112a75d06630b5a8d1df44e786843e0 mit 1-16 Threads</text:p>
          </table:table-cell>
          <table:table-cell table:number-columns-repeated="7"/>
        </table:table-row>
        <table:table-row table:style-name="ro1">
          <table:table-cell office:value-type="string">
            <text:p>Intel(R) Core(TM)2 Quad CPU <text:s text:c="3"/>Q6600 <text:s/>@ 2.40GHz</text:p>
          </table:table-cell>
          <table:table-cell table:number-columns-repeated="7"/>
        </table:table-row>
        <table:table-row table:style-name="ro1">
          <table:table-cell office:value-type="string">
            <text:p>Linux i41pc150 2.6.35-25-generic #44-Ubuntu SMP Fri Jan 21 17:40:44 UTC 2011 x86_64 GNU/Linux</text:p>
          </table:table-cell>
          <table:table-cell table:number-columns-repeated="7"/>
        </table:table-row>
        <table:table-row table:style-name="ro1">
          <table:table-cell office:value-type="string">
            <text:p>8GB Arbeitsspeicher</text:p>
          </table:table-cell>
          <table:table-cell table:number-columns-repeated="7"/>
        </table:table-row>
        <table:table-row table:style-name="ro1">
          <table:table-cell office:value-type="string">
            <text:p>java version "1.6.0_20"</text:p>
          </table:table-cell>
          <table:table-cell table:number-columns-repeated="7"/>
        </table:table-row>
        <table:table-row table:style-name="ro1">
          <table:table-cell office:value-type="string">
            <text:p>OpenJDK Runtime Environment (IcedTea6 1.9.9) (6b20-1.9.9-0ubuntu1~10.10.2)</text:p>
          </table:table-cell>
          <table:table-cell table:number-columns-repeated="7"/>
        </table:table-row>
        <table:table-row table:style-name="ro1">
          <table:table-cell office:value-type="string">
            <text:p>OpenJDK 64-Bit Server VM (build 19.0-b09, mixed mode)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3.12.2012</text:date>, <text:time>14:25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2-03T14:25:12</dc:date>
    <dc:creator>Multikern-Praktikum SS2012</dc:creator>
    <meta:generator>OpenOffice.org/3.2$Unix OpenOffice.org_project/320m19$Build-9505</meta:generator>
    <meta:editing-duration>PT00H21M13S</meta:editing-duration>
    <meta:editing-cycles>2</meta:editing-cycles>
    <meta:document-statistic meta:table-count="1" meta:cell-count="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6cm" svg:y="3.218cm" chart:style-name="ch2"/>
        <chart:plot-area chart:style-name="ch3" table:cell-range-address="Tabelle1.A3:Tabelle1.A17 Tabelle1.C2:Tabelle1.C17" chart:data-source-has-labels="both" svg:x="0.16cm" svg:y="0.14cm" svg:width="5.68cm" svg:height="6.58cm">
          <chart:axis chart:dimension="x" chart:name="primary-x" chart:style-name="ch4">
            <chart:categories table:cell-range-address="Tabelle1.A4:Tabelle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17" chart:label-cell-address="Tabelle1.C2:Tabelle1.C2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C2:Tabelle1.C2">SpeedUp</text:p>
              </table:table-cell>
            </table:table-row>
          </table:table-header-rows>
          <table:table-rows>
            <table:table-row>
              <table:table-cell office:value-type="string">
                <text:p text:id="Tabelle1.A4:Tabelle1.A17">2</text:p>
              </table:table-cell>
              <table:table-cell office:value-type="float" office:value="1.23014256619145">
                <text:p text:id="Tabelle1.C3:Tabelle1.C17">1.23014256619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0336134453782">
                <text:p>1.90336134453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079295154185">
                <text:p>2.66079295154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9042769857434">
                <text:p>3.69042769857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5208845208845">
                <text:p>4.45208845208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7338003502627">
                <text:p>3.17338003502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7118644067797">
                <text:p>3.07118644067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974358974359">
                <text:p>3.0974358974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7894736842105">
                <text:p>3.17894736842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563011456628">
                <text:p>2.965630114566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6598984771574">
                <text:p>3.06598984771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5114006514658">
                <text:p>2.95114006514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992">
                <text:p>2.8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7488514548239">
                <text:p>2.77488514548239</text:p>
              </table:table-cell>
            </table:table-row>
            <table:table-row>
              <table:table-cell office:value-type="string"/>
              <table:table-cell office:value-type="float" office:value="2.72481203007519">
                <text:p>2.724812030075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6.186cm" svg:y="3.059cm" chart:style-name="ch2"/>
        <chart:plot-area chart:style-name="ch3" table:cell-range-address="Tabelle1.A2:Tabelle1.B17" chart:data-source-has-labels="both" svg:x="0.16cm" svg:y="0.14cm" svg:width="5.866cm" svg:height="6.58cm">
          <chart:axis chart:dimension="x" chart:name="primary-x" chart:style-name="ch4">
            <chart:categories table:cell-range-address="Tabelle1.A3:Tabelle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3:Tabelle1.B17" chart:label-cell-address="Tabelle1.B2:Tabelle1.B2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B2:Tabelle1.B2">Laufzeit (learn)</text:p>
              </table:table-cell>
            </table:table-row>
          </table:table-header-rows>
          <table:table-rows>
            <table:table-row>
              <table:table-cell office:value-type="string">
                <text:p text:id="Tabelle1.A3:Tabelle1.A17">1</text:p>
              </table:table-cell>
              <table:table-cell office:value-type="float" office:value="1473">
                <text:p text:id="Tabelle1.B3:Tabelle1.B17">14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5">
                <text:p>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